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style:text-position="0% 100%" fo:font-size="28pt" style:font-size-asian="28pt" style:font-size-complex="2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1.5cm" svg:height="1.5cm" svg:x="3.4cm" svg:y="1.7cm">
          <text:p text:style-name="P1"><text:span text:style-name="T1">u</text:span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5cm" svg:height="1.5cm" svg:x="1.5cm" svg:y="3.7cm">
          <text:p text:style-name="P1"><text:span text:style-name="T3">f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cm" svg:height="1.5cm" svg:x="5.3cm" svg:y="3.7cm">
          <text:p text:style-name="P1"><text:span text:style-name="T3">f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.5cm" svg:x="8cm" svg:y="3.5cm">
          <text:p text:style-name="P1"><text:span text:style-name="T3">f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25cm" svg:y1="3.7cm" svg:x2="3.4cm" svg:y2="2.45cm" draw:start-shape="id1" draw:start-glue-point="4" draw:end-shape="id2" draw:end-glue-point="6" svg:d="m2250 3700c0-834 383-1250 1150-1250" svg:viewBox="0 0 1151 1251">
          <text:p/>
        </draw:connector>
        <draw:connector draw:style-name="gr2" draw:text-style-name="P1" draw:layer="layout" draw:type="curve" svg:x1="4.15cm" svg:y1="3.2cm" svg:x2="3cm" svg:y2="4.45cm" draw:start-shape="id2" draw:start-glue-point="8" draw:end-shape="id1" draw:end-glue-point="10" svg:d="m4150 3200c0 834-383 1250-1150 1250" svg:viewBox="0 0 1151 1251">
          <text:p/>
        </draw:connector>
        <draw:connector draw:style-name="gr2" draw:text-style-name="P1" draw:layer="layout" draw:type="curve" svg:x1="6.8cm" svg:y1="4.45cm" svg:x2="4.9cm" svg:y2="2.45cm" draw:start-shape="id3" draw:start-glue-point="10" draw:end-shape="id2" svg:d="m6800 4450c789 0 1739-2000-1900-2000" svg:viewBox="0 0 2631 2001">
          <text:p/>
        </draw:connector>
        <draw:connector draw:style-name="gr2" draw:text-style-name="P1" draw:layer="layout" draw:type="curve" svg:x1="4.681cm" svg:y1="2.981cm" svg:x2="5.3cm" svg:y2="4.45cm" draw:start-shape="id2" draw:start-glue-point="9" draw:end-shape="id3" draw:end-glue-point="6" svg:d="m4681 2981c0 980 206 1469 619 1469" svg:viewBox="0 0 620 1470">
          <text:p/>
        </draw:connector>
        <draw:connector draw:style-name="gr2" draw:text-style-name="P1" draw:layer="layout" draw:type="curve" draw:line-skew="-0.543cm" svg:x1="2.25cm" svg:y1="5.2cm" svg:x2="5.519cm" svg:y2="4.981cm" draw:start-shape="id1" draw:start-glue-point="8" draw:end-shape="id3" draw:end-glue-point="7" svg:d="m2250 5200c0-25 3269 84 3269-219" svg:viewBox="0 0 3270 220">
          <text:p/>
        </draw:connector>
        <draw:connector draw:style-name="gr2" draw:text-style-name="P1" draw:layer="layout" draw:type="curve" svg:x1="8.75cm" svg:y1="3.5cm" svg:x2="4.681cm" svg:y2="1.919cm" draw:start-shape="id4" draw:start-glue-point="4" draw:end-shape="id2" draw:end-glue-point="11" svg:d="m8750 3500c0-1054-1356-1581-4069-1581" svg:viewBox="0 0 4070 1582">
          <text:p/>
        </draw:connector>
        <draw:custom-shape draw:style-name="gr1" draw:text-style-name="P1" xml:id="id5" draw:id="id5" draw:layer="layout" svg:width="1cm" svg:height="1.2cm" svg:x="3.6cm" svg:y="0.2cm">
          <text:p text:style-name="P1">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4.15cm" svg:y1="1.7cm" svg:x2="4.1cm" svg:y2="1.4cm" draw:start-shape="id2" draw:start-glue-point="4" draw:end-shape="id5" draw:end-glue-point="6" svg:d="m4150 1700-50-300" svg:viewBox="0 0 51 301">
          <text:p/>
        </draw:connector>
        <draw:custom-shape draw:style-name="gr1" draw:text-style-name="P1" xml:id="id7" draw:id="id7" draw:layer="layout" svg:width="1cm" svg:height="1.2cm" svg:x="0.2cm" svg:y="4.8cm">
          <text:p text:style-name="P1">m<text:span text:style-name="T4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6" draw:id="id6" draw:layer="layout" svg:width="1cm" svg:height="1.2cm" svg:x="0.2cm" svg:y="3.4cm">
          <text:p text:style-name="P1">m<text:span text:style-name="T4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9" draw:id="id9" draw:layer="layout" svg:width="1cm" svg:height="1.2cm" svg:x="5.7cm" svg:y="5.7cm">
          <text:p text:style-name="P1">m<text:span text:style-name="T4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8" draw:id="id8" draw:layer="layout" svg:width="1cm" svg:height="1.2cm" svg:x="4.4cm" svg:y="5.7cm">
          <text:p text:style-name="P1">m<text:span text:style-name="T4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0" draw:id="id10" draw:layer="layout" svg:width="1cm" svg:height="1.2cm" svg:x="6.9cm" svg:y="5.7cm">
          <text:p text:style-name="P1">m<text:span text:style-name="T4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1" draw:id="id11" draw:layer="layout" svg:width="1cm" svg:height="1.2cm" svg:x="8.4cm" svg:y="5.7cm">
          <text:p text:style-name="P1">m<text:span text:style-name="T4">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.2cm" svg:y1="4cm" svg:x2="1.5cm" svg:y2="4.45cm" draw:start-shape="id6" draw:start-glue-point="7" draw:end-shape="id1" draw:end-glue-point="6" svg:d="m1200 4000 300 450" svg:viewBox="0 0 301 451">
          <text:p/>
        </draw:connector>
        <draw:connector draw:style-name="gr3" draw:text-style-name="P1" draw:layer="layout" draw:type="line" svg:x1="1.2cm" svg:y1="5.4cm" svg:x2="1.5cm" svg:y2="4.45cm" draw:start-shape="id7" draw:start-glue-point="7" draw:end-shape="id1" draw:end-glue-point="6" svg:d="m1200 5400 300-950" svg:viewBox="0 0 301 951">
          <text:p/>
        </draw:connector>
        <draw:connector draw:style-name="gr3" draw:text-style-name="P1" draw:layer="layout" draw:type="line" svg:x1="4.9cm" svg:y1="5.7cm" svg:x2="6.05cm" svg:y2="5.2cm" draw:start-shape="id8" draw:start-glue-point="4" draw:end-shape="id3" draw:end-glue-point="8" svg:d="m4900 5700 1150-500" svg:viewBox="0 0 1151 501">
          <text:p/>
        </draw:connector>
        <draw:connector draw:style-name="gr3" draw:text-style-name="P1" draw:layer="layout" draw:type="line" svg:x1="6.2cm" svg:y1="5.7cm" svg:x2="6.05cm" svg:y2="5.2cm" draw:start-shape="id9" draw:start-glue-point="4" draw:end-shape="id3" draw:end-glue-point="8" svg:d="m6200 5700-150-500" svg:viewBox="0 0 151 501">
          <text:p/>
        </draw:connector>
        <draw:connector draw:style-name="gr3" draw:text-style-name="P1" draw:layer="layout" draw:type="line" svg:x1="7.4cm" svg:y1="5.7cm" svg:x2="6.05cm" svg:y2="5.2cm" draw:start-shape="id10" draw:start-glue-point="4" draw:end-shape="id3" draw:end-glue-point="8" svg:d="m7400 5700-1350-500" svg:viewBox="0 0 1351 501">
          <text:p/>
        </draw:connector>
        <draw:connector draw:style-name="gr3" draw:text-style-name="P1" draw:layer="layout" draw:type="line" svg:x1="8.9cm" svg:y1="5.7cm" svg:x2="8.75cm" svg:y2="5cm" draw:start-shape="id11" draw:start-glue-point="4" draw:end-shape="id4" draw:end-glue-point="8" svg:d="m8900 5700-150-700" svg:viewBox="0 0 15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.05cm" svg:stroke-color="#000000" draw:marker-start-width="0.29cm" draw:marker-start-center="false" draw:marker-end-width="0.29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cm" fo:margin-bottom="0.1cm" fo:margin-left="0.1cm" fo:margin-right="0.1cm" fo:page-width="9.8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1-17T15:44:13</meta:creation-date>
    <dc:date>2014-02-04T22:39:48</dc:date>
    <dc:creator>xsongx </dc:creator>
    <meta:editing-duration>PT2M49S</meta:editing-duration>
    <meta:editing-cycles>3</meta:editing-cycles>
    <meta:generator>LibreOffice/4.0.4.2$Linux_X86_64 LibreOffice_project/400m0$Build-2</meta:generator>
    <meta:document-statistic meta:object-count="24"/>
  </office:meta>
</office:document-meta>
</file>